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Playfair Display Medium" svg:font-family="'Playfair Display Medium'"/>
    <style:font-face style:name="Noto Sans Devanagari1" svg:font-family="'Noto Sans Devanagari'"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ba49" officeooo:paragraph-rsid="0005ba49"/>
    </style:style>
    <style:style style:name="P2" style:family="paragraph" style:parent-style-name="Standard">
      <style:text-properties fo:font-weight="bold" officeooo:rsid="0005ba49" officeooo:paragraph-rsid="0005ba49" style:font-weight-asian="bold" style:font-weight-complex="bold"/>
    </style:style>
    <style:style style:name="P3" style:family="paragraph" style:parent-style-name="Standard">
      <style:text-properties officeooo:rsid="00079894" officeooo:paragraph-rsid="00079894"/>
    </style:style>
    <style:style style:name="P4" style:family="paragraph" style:parent-style-name="Standard">
      <style:text-properties officeooo:rsid="0009b778" officeooo:paragraph-rsid="0009b778"/>
    </style:style>
    <style:style style:name="T1" style:family="text">
      <style:text-properties officeooo:rsid="0005f56b"/>
    </style:style>
    <style:style style:name="T2" style:family="text">
      <style:text-properties officeooo:rsid="0009b77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hut up and dribble”. It was the refrain that politicized the NBA in a way that we’ve never seen before. Laura Ingraham, the Fox News host with a lot of opinions but nothing to say, responded to Lebron James’s criticism of President Trump with the suggestion that it is inadvisable to take political advice from someone that is paid millions to bounce a ball (presumably she doesn’t feel the same way about taking advice from someone that is paid millions to bounce their brain cells). <text:span text:style-name="T1">NBA players have plenty of history being vocal about political and social issues, but Ingraham’s comments seemed to pour some gasoline on an already volatile situation. Since that incident, NBA players have become more and more vocal, increasingly using their oversized platforms as an opportunity to call for justice and police reforms, and racial equality. It would be giving Ingraham far too much credit to suggest that she caused this. But if she really wanted Lebron to shut up and dribble, she must be sorely disappointed.</text:span></text:p>
      <text:p text:style-name="P1"/>
      <text:p text:style-name="P3">One of the central implications underpinning Ingraham’s view was the belief that sport and politics should be kept separat<text:span text:style-name="T2">e. </text:span></text:p>
      <text:p text:style-name="P3"/>
      <text:p text:style-name="P4">This is something we hear plenty, whenever a political statement is mad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Playfair Display Medium" svg:font-family="'Playfair Display Medium'"/>
    <style:font-face style:name="Noto Sans Devanagari1" svg:font-family="'Noto Sans Devanagari'"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layfair Display Medium"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Playfair Display Medium"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Playfair Display Medium" fo:font-family="'Playfair Display Medium'"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Playfair Display Medium" fo:font-family="'Playfair Display Medium'"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Playfair Display Medium" fo:font-family="'Playfair Display Medium'"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layfair Display Medium" fo:font-family="'Playfair Display Medium'"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ul Johnson</meta:initial-creator>
    <meta:creation-date>2020-09-17T18:07:39.468519566</meta:creation-date>
    <dc:date>2020-09-17T22:56:43.032142477</dc:date>
    <dc:creator>Paul Johnson</dc:creator>
    <meta:editing-duration>PT2H58M27S</meta:editing-duration>
    <meta:editing-cycles>4</meta:editing-cycles>
    <meta:generator>LibreOffice/6.4.5.2$Linux_X86_64 LibreOffice_project/40$Build-2</meta:generator>
    <meta:document-statistic meta:table-count="0" meta:image-count="0" meta:object-count="0" meta:page-count="1" meta:paragraph-count="3" meta:word-count="202" meta:character-count="1213" meta:non-whitespace-character-count="1013"/>
  </office:meta>
</office:document-meta>
</file>